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410.37mm" svg:y="41.83mm">
            <loext:p draw:notify-on-update-of-ranges="Foglio1.A9:Foglio1.A14 Foglio1.B7:Foglio1.B8 Foglio1.B9:Foglio1.B14 Foglio1.C7:Foglio1.C8 Foglio1.C9:Foglio1.C14 Foglio1.D7:Foglio1.D8 Foglio1.D9:Foglio1.D14 Foglio1.E7:Foglio1.E8 Foglio1.E9:Foglio1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7.7mm" svg:y="46.31mm">
            <loext:p draw:notify-on-update-of-ranges="Foglio1.A18:Foglio1.A23 Foglio1.B17:Foglio1.B17 Foglio1.B18:Foglio1.B23 Foglio1.C17:Foglio1.C17 Foglio1.C18:Foglio1.C23 Foglio1.D17:Foglio1.D17 Foglio1.D18:Foglio1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86.63mm" svg:y="159.34mm">
            <loext:p draw:notify-on-update-of-ranges="Foglio1.A26:Foglio1.A31 Foglio1.B25:Foglio1.B25 Foglio1.B26:Foglio1.B31 Foglio1.C25:Foglio1.C25 Foglio1.C26:Foglio1.C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 INT VS STRING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QUERY =  SELECT * WHERE {   ?s ?p  &lt;http://example.org/int/175&gt; . ?p ?w &lt;http://example.org/int/178&gt; . ?w ?k &lt;http://example.org/int/179&gt; . ?s ?k &lt;http://example.org/int/111&gt; . ?w ?p &lt;http://example.org/int/5&gt; } </text:p>
            <text:p/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ash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4.97" calcext:value-type="float">
            <text:p>4,97</text:p>
          </table:table-cell>
          <table:table-cell office:value-type="float" office:value="0.14" calcext:value-type="float">
            <text:p>0,14</text:p>
          </table:table-cell>
          <table:table-cell office:value-type="float" office:value="5.03" calcext:value-type="float">
            <text:p>5,03</text:p>
          </table:table-cell>
          <table:table-cell table:formula="of:=SUM([.B9:.D9])" office:value-type="float" office:value="10.14" calcext:value-type="float">
            <text:p>10,14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6.39" calcext:value-type="float">
            <text:p>6,39</text:p>
          </table:table-cell>
          <table:table-cell office:value-type="float" office:value="0.26" calcext:value-type="float">
            <text:p>0,26</text:p>
          </table:table-cell>
          <table:table-cell office:value-type="float" office:value="10.9" calcext:value-type="float">
            <text:p>10,9</text:p>
          </table:table-cell>
          <table:table-cell table:formula="of:=SUM([.B10:.D10])" office:value-type="float" office:value="17.55" calcext:value-type="float">
            <text:p>17,55</text:p>
          </table:table-cell>
        </table:table-row>
        <table:table-row table:style-name="ro1">
          <table:table-cell office:value-type="string" calcext:value-type="string">
            <text:p>150k</text:p>
          </table:table-cell>
          <table:table-cell office:value-type="float" office:value="7.122" calcext:value-type="float">
            <text:p>7,122</text:p>
          </table:table-cell>
          <table:table-cell office:value-type="float" office:value="0.39" calcext:value-type="float">
            <text:p>0,39</text:p>
          </table:table-cell>
          <table:table-cell office:value-type="float" office:value="14.39" calcext:value-type="float">
            <text:p>14,39</text:p>
          </table:table-cell>
          <table:table-cell table:formula="of:=SUM([.B11:.D11])" office:value-type="float" office:value="21.902" calcext:value-type="float">
            <text:p>21,902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7.9" calcext:value-type="float">
            <text:p>7,9</text:p>
          </table:table-cell>
          <table:table-cell office:value-type="float" office:value="0.55" calcext:value-type="float">
            <text:p>0,55</text:p>
          </table:table-cell>
          <table:table-cell office:value-type="float" office:value="19.27" calcext:value-type="float">
            <text:p>19,27</text:p>
          </table:table-cell>
          <table:table-cell table:formula="of:=SUM([.B12:.D12])" office:value-type="float" office:value="27.72" calcext:value-type="float">
            <text:p>27,72</text:p>
          </table:table-cell>
        </table:table-row>
        <table:table-row table:style-name="ro1">
          <table:table-cell office:value-type="string" calcext:value-type="string">
            <text:p>250k</text:p>
          </table:table-cell>
          <table:table-cell office:value-type="float" office:value="9.27" calcext:value-type="float">
            <text:p>9,27</text:p>
          </table:table-cell>
          <table:table-cell office:value-type="float" office:value="0.66" calcext:value-type="float">
            <text:p>0,66</text:p>
          </table:table-cell>
          <table:table-cell office:value-type="float" office:value="23.83" calcext:value-type="float">
            <text:p>23,83</text:p>
          </table:table-cell>
          <table:table-cell table:formula="of:=SUM([.B13:.D13])" office:value-type="float" office:value="33.76" calcext:value-type="float">
            <text:p>33,76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office:value-type="float" office:value="12.54" calcext:value-type="float">
            <text:p>12,54</text:p>
          </table:table-cell>
          <table:table-cell office:value-type="float" office:value="0.76" calcext:value-type="float">
            <text:p>0,76</text:p>
          </table:table-cell>
          <table:table-cell office:value-type="float" office:value="27.79" calcext:value-type="float">
            <text:p>27,79</text:p>
          </table:table-cell>
          <table:table-cell table:formula="of:=SUM([.B14:.D14])" office:value-type="float" office:value="41.09" calcext:value-type="float">
            <text:p>41,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tal time</text:p>
          </table:table-cell>
          <table:table-cell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12.16" calcext:value-type="float">
            <text:p>12,16</text:p>
          </table:table-cell>
          <table:table-cell office:value-type="float" office:value="1.6" calcext:value-type="float">
            <text:p>1,6</text:p>
          </table:table-cell>
          <table:table-cell table:formula="of:=SUM([.B18:.C18])" office:value-type="float" office:value="13.76" calcext:value-type="float">
            <text:p>13,76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15.43" calcext:value-type="float">
            <text:p>15,43</text:p>
          </table:table-cell>
          <table:table-cell office:value-type="float" office:value="3.05" calcext:value-type="float">
            <text:p>3,05</text:p>
          </table:table-cell>
          <table:table-cell table:formula="of:=SUM([.B19:.C19])" office:value-type="float" office:value="18.48" calcext:value-type="float">
            <text:p>18,48</text:p>
          </table:table-cell>
          <table:table-cell/>
        </table:table-row>
        <table:table-row table:style-name="ro1">
          <table:table-cell office:value-type="string" calcext:value-type="string">
            <text:p>150k</text:p>
          </table:table-cell>
          <table:table-cell office:value-type="float" office:value="22.28" calcext:value-type="float">
            <text:p>22,28</text:p>
          </table:table-cell>
          <table:table-cell office:value-type="float" office:value="4.54" calcext:value-type="float">
            <text:p>4,54</text:p>
          </table:table-cell>
          <table:table-cell table:formula="of:=SUM([.B20:.C20])" office:value-type="float" office:value="26.82" calcext:value-type="float">
            <text:p>26,82</text:p>
          </table:table-cell>
          <table:table-cell/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31.4" calcext:value-type="float">
            <text:p>31,4</text:p>
          </table:table-cell>
          <table:table-cell office:value-type="float" office:value="6.05" calcext:value-type="float">
            <text:p>6,05</text:p>
          </table:table-cell>
          <table:table-cell table:formula="of:=SUM([.B21:.C21])" office:value-type="float" office:value="37.45" calcext:value-type="float">
            <text:p>37,45</text:p>
          </table:table-cell>
          <table:table-cell/>
        </table:table-row>
        <table:table-row table:style-name="ro1">
          <table:table-cell office:value-type="string" calcext:value-type="string">
            <text:p>250k</text:p>
          </table:table-cell>
          <table:table-cell office:value-type="float" office:value="48.98" calcext:value-type="float">
            <text:p>48,98</text:p>
          </table:table-cell>
          <table:table-cell office:value-type="float" office:value="7.41" calcext:value-type="float">
            <text:p>7,41</text:p>
          </table:table-cell>
          <table:table-cell table:formula="of:=SUM([.B22:.C22])" office:value-type="float" office:value="56.39" calcext:value-type="float">
            <text:p>56,39</text:p>
          </table:table-cell>
          <table:table-cell/>
        </table:table-row>
        <table:table-row table:style-name="ro1">
          <table:table-cell office:value-type="string" calcext:value-type="string">
            <text:p>300k</text:p>
          </table:table-cell>
          <table:table-cell office:value-type="float" office:value="69.67" calcext:value-type="float">
            <text:p>69,67</text:p>
          </table:table-cell>
          <table:table-cell office:value-type="float" office:value="8.8" calcext:value-type="float">
            <text:p>8,8</text:p>
          </table:table-cell>
          <table:table-cell table:formula="of:=SUM([.B23:.C23])" office:value-type="float" office:value="78.47" calcext:value-type="float">
            <text:p>78,4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nsigned integer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k</text:p>
          </table:table-cell>
          <table:table-cell table:formula="of:=[.E9]" office:value-type="float" office:value="10.14" calcext:value-type="float">
            <text:p>10,14</text:p>
          </table:table-cell>
          <table:table-cell table:formula="of:=[.D18]" office:value-type="float" office:value="13.76" calcext:value-type="float">
            <text:p>13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table:formula="of:=[.E10]" office:value-type="float" office:value="17.55" calcext:value-type="float">
            <text:p>17,55</text:p>
          </table:table-cell>
          <table:table-cell table:formula="of:=[.D19]" office:value-type="float" office:value="18.48" calcext:value-type="float">
            <text:p>18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k</text:p>
          </table:table-cell>
          <table:table-cell table:formula="of:=[.E11]" office:value-type="float" office:value="21.902" calcext:value-type="float">
            <text:p>21,902</text:p>
          </table:table-cell>
          <table:table-cell table:formula="of:=[.D20]" office:value-type="float" office:value="26.82" calcext:value-type="float">
            <text:p>26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k</text:p>
          </table:table-cell>
          <table:table-cell table:formula="of:=[.E12]" office:value-type="float" office:value="27.72" calcext:value-type="float">
            <text:p>27,72</text:p>
          </table:table-cell>
          <table:table-cell table:formula="of:=[.D21]" office:value-type="float" office:value="37.45" calcext:value-type="float">
            <text:p>37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k</text:p>
          </table:table-cell>
          <table:table-cell table:formula="of:=[.E13]" office:value-type="float" office:value="33.76" calcext:value-type="float">
            <text:p>33,76</text:p>
          </table:table-cell>
          <table:table-cell table:formula="of:=[.D22]" office:value-type="float" office:value="56.39" calcext:value-type="float">
            <text:p>56,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k</text:p>
          </table:table-cell>
          <table:table-cell table:formula="of:=[.E14]" office:value-type="float" office:value="41.09" calcext:value-type="float">
            <text:p>41,09</text:p>
          </table:table-cell>
          <table:table-cell table:formula="of:=[.D23]" office:value-type="float" office:value="78.47" calcext:value-type="float">
            <text:p>78,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5:49:20.91333660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1:02:57.711161590</meta:creation-date>
    <dc:date>2016-11-12T16:02:11.051969476</dc:date>
    <meta:editing-duration>PT2H42M41S</meta:editing-duration>
    <meta:editing-cycles>7</meta:editing-cycles>
    <meta:generator>LibreOffice/5.1.4.2$Linux_X86_64 LibreOffice_project/10m0$Build-2</meta:generator>
    <meta:document-statistic meta:table-count="1" meta:cell-count="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39cm" svg:y="0.316cm" chart:style-name="ch2">
          <text:p>Unsigned integer query time</text:p>
        </chart:title>
        <chart:legend chart:legend-position="end" svg:x="12.248cm" svg:y="3.454cm" style:legend-expansion="high" chart:style-name="ch3"/>
        <chart:plot-area chart:style-name="ch4" table:cell-range-address="Foglio1.A9:Foglio1.E14 Foglio1.B7:Foglio1.E8" chart:data-source-has-labels="both" svg:x="1.331cm" svg:y="1.275cm" svg:width="10.597cm" svg:height="6.564cm">
          <chartooo:coordinate-region svg:x="1.952cm" svg:y="1.474cm" svg:width="9.976cm" svg:height="5.718cm"/>
          <chart:axis chart:dimension="x" chart:name="primary-x" chart:style-name="ch5" chartooo:axis-type="auto">
            <chartooo:date-scale/>
            <chart:title svg:x="5.857cm" svg:y="8.019cm" chart:style-name="ch6">
              <text:p>Store size</text:p>
            </chart:title>
            <chart:categories table:cell-range-address="Foglio1.A9:Foglio1.A14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Foglio1.B9:Foglio1.B14" chart:label-cell-address="Foglio1.B7:Foglio1.B8" chart:class="chart:bar">
            <chart:data-point chart:repeated="6"/>
          </chart:series>
          <chart:series chart:style-name="ch11" chart:values-cell-range-address="Foglio1.C9:Foglio1.C14" chart:label-cell-address="Foglio1.C7:Foglio1.C8" chart:class="chart:bar">
            <chart:data-point chart:repeated="6"/>
          </chart:series>
          <chart:series chart:style-name="ch12" chart:values-cell-range-address="Foglio1.D9:Foglio1.D14" chart:label-cell-address="Foglio1.D7:Foglio1.D8" chart:class="chart:bar">
            <chart:data-point chart:repeated="6"/>
          </chart:series>
          <chart:series chart:style-name="ch13" chart:values-cell-range-address="Foglio1.E9:Foglio1.E14" chart:label-cell-address="Foglio1.E7:Foglio1.E8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text:list>
                  <text:list-item>
                    <text:p/>
                  </text:list-item>
                  <text:list-item>
                    <text:p>Execution time</text:p>
                  </text:list-item>
                </text:list>
                <draw:g>
                  <svg:desc>Foglio1.B7:Foglio1.B8</svg:desc>
                </draw:g>
              </table:table-cell>
              <table:table-cell office:value-type="string">
                <text:p>Memory</text:p>
                <text:list>
                  <text:list-item>
                    <text:p/>
                  </text:list-item>
                  <text:list-item>
                    <text:p>Memory</text:p>
                  </text:list-item>
                </text:list>
                <draw:g>
                  <svg:desc>Foglio1.C7:Foglio1.C8</svg:desc>
                </draw:g>
              </table:table-cell>
              <table:table-cell office:value-type="string">
                <text:p>Hash time</text:p>
                <text:list>
                  <text:list-item>
                    <text:p/>
                  </text:list-item>
                  <text:list-item>
                    <text:p>Hash time</text:p>
                  </text:list-item>
                </text:list>
                <draw:g>
                  <svg:desc>Foglio1.D7:Foglio1.D8</svg:desc>
                </draw:g>
              </table:table-cell>
              <table:table-cell office:value-type="string">
                <text:p>Total time</text:p>
                <text:list>
                  <text:list-item>
                    <text:p/>
                  </text:list-item>
                  <text:list-item>
                    <text:p>Total time</text:p>
                  </text:list-item>
                </text:list>
                <draw:g>
                  <svg:desc>Foglio1.E7:Foglio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Foglio1.A9:Foglio1.A14</svg:desc>
                </draw:g>
              </table:table-cell>
              <table:table-cell office:value-type="float" office:value="4.97">
                <text:p>4.97</text:p>
                <draw:g>
                  <svg:desc>Foglio1.B9:Foglio1.B14</svg:desc>
                </draw:g>
              </table:table-cell>
              <table:table-cell office:value-type="float" office:value="0.14">
                <text:p>0.14</text:p>
                <draw:g>
                  <svg:desc>Foglio1.C9:Foglio1.C14</svg:desc>
                </draw:g>
              </table:table-cell>
              <table:table-cell office:value-type="float" office:value="5.03">
                <text:p>5.03</text:p>
                <draw:g>
                  <svg:desc>Foglio1.D9:Foglio1.D14</svg:desc>
                </draw:g>
              </table:table-cell>
              <table:table-cell office:value-type="float" office:value="10.14">
                <text:p>10.14</text:p>
                <draw:g>
                  <svg:desc>Foglio1.E9:Foglio1.E14</svg:desc>
                </draw:g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6.39">
                <text:p>6.39</text:p>
              </table:table-cell>
              <table:table-cell office:value-type="float" office:value="0.26">
                <text:p>0.26</text:p>
              </table:table-cell>
              <table:table-cell office:value-type="float" office:value="10.9">
                <text:p>10.9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150k</text:p>
              </table:table-cell>
              <table:table-cell office:value-type="float" office:value="7.122">
                <text:p>7.122</text:p>
              </table:table-cell>
              <table:table-cell office:value-type="float" office:value="0.39">
                <text:p>0.39</text:p>
              </table:table-cell>
              <table:table-cell office:value-type="float" office:value="14.39">
                <text:p>14.39</text:p>
              </table:table-cell>
              <table:table-cell office:value-type="float" office:value="21.902">
                <text:p>21.902</text:p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7.9">
                <text:p>7.9</text:p>
              </table:table-cell>
              <table:table-cell office:value-type="float" office:value="0.55">
                <text:p>0.55</text:p>
              </table:table-cell>
              <table:table-cell office:value-type="float" office:value="19.27">
                <text:p>19.27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9.27">
                <text:p>9.27</text:p>
              </table:table-cell>
              <table:table-cell office:value-type="float" office:value="0.66">
                <text:p>0.66</text:p>
              </table:table-cell>
              <table:table-cell office:value-type="float" office:value="23.83">
                <text:p>23.83</text:p>
              </table:table-cell>
              <table:table-cell office:value-type="float" office:value="33.76">
                <text:p>33.76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12.54">
                <text:p>12.54</text:p>
              </table:table-cell>
              <table:table-cell office:value-type="float" office:value="0.76">
                <text:p>0.76</text:p>
              </table:table-cell>
              <table:table-cell office:value-type="float" office:value="27.79">
                <text:p>27.79</text:p>
              </table:table-cell>
              <table:table-cell office:value-type="float" office:value="41.09">
                <text:p>41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String query time</text:p>
        </chart:title>
        <chart:legend chart:legend-position="end" svg:x="12.354cm" svg:y="3.703cm" style:legend-expansion="high" chart:style-name="ch3"/>
        <chart:plot-area chart:style-name="ch4" table:cell-range-address="Foglio1.A18:Foglio1.D23 Foglio1.B17:Foglio1.D17" chart:data-source-has-labels="both" svg:x="1.331cm" svg:y="1.275cm" svg:width="10.703cm" svg:height="6.564cm">
          <chartooo:coordinate-region svg:x="1.952cm" svg:y="1.474cm" svg:width="10.082cm" svg:height="5.718cm"/>
          <chart:axis chart:dimension="x" chart:name="primary-x" chart:style-name="ch5" chartooo:axis-type="auto">
            <chartooo:date-scale/>
            <chart:title svg:x="5.91cm" svg:y="8.019cm" chart:style-name="ch6">
              <text:p>Store size</text:p>
            </chart:title>
            <chart:categories table:cell-range-address="Foglio1.A18:Foglio1.A23"/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Foglio1.B18:Foglio1.B23" chart:label-cell-address="Foglio1.B17:Foglio1.B17" chart:class="chart:bar">
            <chart:data-point chart:repeated="6"/>
          </chart:series>
          <chart:series chart:style-name="ch11" chart:values-cell-range-address="Foglio1.C18:Foglio1.C23" chart:label-cell-address="Foglio1.C17:Foglio1.C17" chart:class="chart:bar">
            <chart:data-point chart:repeated="6"/>
          </chart:series>
          <chart:series chart:style-name="ch12" chart:values-cell-range-address="Foglio1.D18:Foglio1.D23" chart:label-cell-address="Foglio1.D17:Foglio1.D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Foglio1.B17:Foglio1.B17</svg:desc>
                </draw:g>
              </table:table-cell>
              <table:table-cell office:value-type="string">
                <text:p>Memory</text:p>
                <draw:g>
                  <svg:desc>Foglio1.C17:Foglio1.C17</svg:desc>
                </draw:g>
              </table:table-cell>
              <table:table-cell office:value-type="string">
                <text:p>Total time</text:p>
                <draw:g>
                  <svg:desc>Foglio1.D17:Foglio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Foglio1.A18:Foglio1.A23</svg:desc>
                </draw:g>
              </table:table-cell>
              <table:table-cell office:value-type="float" office:value="12.16">
                <text:p>12.16</text:p>
                <draw:g>
                  <svg:desc>Foglio1.B18:Foglio1.B23</svg:desc>
                </draw:g>
              </table:table-cell>
              <table:table-cell office:value-type="float" office:value="1.6">
                <text:p>1.6</text:p>
                <draw:g>
                  <svg:desc>Foglio1.C18:Foglio1.C23</svg:desc>
                </draw:g>
              </table:table-cell>
              <table:table-cell office:value-type="float" office:value="13.76">
                <text:p>13.76</text:p>
                <draw:g>
                  <svg:desc>Foglio1.D18:Foglio1.D23</svg:desc>
                </draw:g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5.43">
                <text:p>15.43</text:p>
              </table:table-cell>
              <table:table-cell office:value-type="float" office:value="3.05">
                <text:p>3.05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150k</text:p>
              </table:table-cell>
              <table:table-cell office:value-type="float" office:value="22.28">
                <text:p>22.28</text:p>
              </table:table-cell>
              <table:table-cell office:value-type="float" office:value="4.54">
                <text:p>4.54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31.4">
                <text:p>31.4</text:p>
              </table:table-cell>
              <table:table-cell office:value-type="float" office:value="6.05">
                <text:p>6.05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48.98">
                <text:p>48.98</text:p>
              </table:table-cell>
              <table:table-cell office:value-type="float" office:value="7.41">
                <text:p>7.41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69.67">
                <text:p>69.67</text:p>
              </table:table-cell>
              <table:table-cell office:value-type="float" office:value="8.8">
                <text:p>8.8</text:p>
              </table:table-cell>
              <table:table-cell office:value-type="float" office:value="78.47">
                <text:p>78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Total query time</text:p>
        </chart:title>
        <chart:legend chart:legend-position="end" svg:x="12.09cm" svg:y="3.952cm" style:legend-expansion="high" chart:style-name="ch3"/>
        <chart:plot-area chart:style-name="ch4" table:cell-range-address="Foglio1.A26:Foglio1.C31 Foglio1.B25:Foglio1.C25" chart:data-source-has-labels="both" svg:x="1.331cm" svg:y="1.275cm" svg:width="10.439cm" svg:height="6.564cm">
          <chartooo:coordinate-region svg:x="1.952cm" svg:y="1.474cm" svg:width="9.447cm" svg:height="5.718cm"/>
          <chart:axis chart:dimension="x" chart:name="primary-x" chart:style-name="ch5" chartooo:axis-type="auto">
            <chartooo:date-scale/>
            <chart:title svg:x="5.778cm" svg:y="8.019cm" chart:style-name="ch6">
              <text:p>Store size</text:p>
            </chart:title>
            <chart:categories table:cell-range-address="Foglio1.A26:Foglio1.A31"/>
          </chart:axis>
          <chart:axis chart:dimension="y" chart:name="primary-y" chart:style-name="ch5">
            <chart:title svg:x="0.451cm" svg:y="5.276cm" chart:style-name="ch7">
              <text:p>Time(ms)</text:p>
            </chart:title>
            <chart:grid chart:style-name="ch8" chart:class="major"/>
          </chart:axis>
          <chart:series chart:style-name="ch9" chart:values-cell-range-address="Foglio1.B26:Foglio1.B31" chart:label-cell-address="Foglio1.B25:Foglio1.B25" chart:class="chart:line">
            <chart:data-point chart:repeated="6"/>
          </chart:series>
          <chart:series chart:style-name="ch10" chart:values-cell-range-address="Foglio1.C26:Foglio1.C31" chart:label-cell-address="Foglio1.C25:Foglio1.C2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igned integer</text:p>
                <draw:g>
                  <svg:desc>Foglio1.B25:Foglio1.B25</svg:desc>
                </draw:g>
              </table:table-cell>
              <table:table-cell office:value-type="string">
                <text:p>String</text:p>
                <draw:g>
                  <svg:desc>Foglio1.C25:Foglio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Foglio1.A26:Foglio1.A31</svg:desc>
                </draw:g>
              </table:table-cell>
              <table:table-cell office:value-type="float" office:value="10.14">
                <text:p>10.14</text:p>
                <draw:g>
                  <svg:desc>Foglio1.B26:Foglio1.B31</svg:desc>
                </draw:g>
              </table:table-cell>
              <table:table-cell office:value-type="float" office:value="13.76">
                <text:p>13.76</text:p>
                <draw:g>
                  <svg:desc>Foglio1.C26:Foglio1.C31</svg:desc>
                </draw:g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7.55">
                <text:p>17.55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150k</text:p>
              </table:table-cell>
              <table:table-cell office:value-type="float" office:value="21.902">
                <text:p>21.902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27.72">
                <text:p>27.72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33.76">
                <text:p>33.76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string">
                <text:p>300k</text:p>
              </table:table-cell>
              <table:table-cell office:value-type="float" office:value="41.09">
                <text:p>41.09</text:p>
              </table:table-cell>
              <table:table-cell office:value-type="float" office:value="78.47">
                <text:p>78.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